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Utility.isMovedState( Nod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eUtility.isUuidOrMixin( Name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Utility.getMixinNames( PropertyState 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